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90e6" officeooo:paragraph-rsid="000390e6"/>
    </style:style>
    <style:style style:name="P2" style:family="paragraph" style:parent-style-name="Standard">
      <style:text-properties officeooo:rsid="00039312" officeooo:paragraph-rsid="00039312"/>
    </style:style>
    <style:style style:name="P3" style:family="paragraph" style:parent-style-name="Standard">
      <style:text-properties officeooo:rsid="000390e6" officeooo:paragraph-rsid="000390e6"/>
    </style:style>
    <style:style style:name="P4" style:family="paragraph" style:parent-style-name="Standard">
      <style:text-properties officeooo:rsid="000390e6" officeooo:paragraph-rsid="000516a8"/>
    </style:style>
    <style:style style:name="P5" style:family="paragraph" style:parent-style-name="Standard">
      <style:text-properties officeooo:rsid="000516a8" officeooo:paragraph-rsid="000516a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day meeting ------afternoon 3</text:p>
      <text:p text:style-name="P1"/>
      <text:p text:style-name="P1">about build failure</text:p>
      <text:p text:style-name="P1">about perticular test case failure</text:p>
      <text:p text:style-name="P1">about average test passing per week</text:p>
      <text:p text:style-name="P1"/>
      <text:p text:style-name="P2">self code review</text:p>
      <text:p text:style-name="P2">peer code review</text:p>
      <text:p text:style-name="P2">cross team code review</text:p>
      <text:p text:style-name="P1"/>
      <text:p text:style-name="P1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7:35:52.831794623</meta:creation-date>
    <dc:date>2018-08-23T19:59:31.495316574</dc:date>
    <meta:editing-duration>PT5H26M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29" meta:character-count="174" meta:non-whitespace-character-count="153"/>
  </office:meta>
</office:document-meta>
</file>